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ce7"/>
        <table:table-column table:style-name="co1" table:default-cell-style-name="Default"/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 table:style-name="ce1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number-columns-repeated="8" table:style-name="Default"/>
          <table:covered-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87" calcext:value-type="float">
            <text:p>3309887</text:p>
          </table:table-cell>
          <table:table-cell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8050" calcext:value-type="float">
            <text:p>92238050</text:p>
          </table:table-cell>
          <table:table-cell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8418124031" calcext:value-type="float">
            <text:p>8418124031</text:p>
          </table:table-cell>
          <table:table-cell office:value-type="float" office:value="7831249352" calcext:value-type="float">
            <text:p>7831249352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Default" table:number-columns-repeated="6"/>
          <table:table-cell table:style-name="ce9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http://webchess.freehostia.com/diag/chessdiag.php?fen=8/PPP4k/8/8/8/8/4Kppp/8 w - - 0 1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3">
          <table:table-cell/>
          <table:table-cell table:style-name="ce2"/>
          <table:table-cell table:style-name="ce1" office:value-type="string" calcext:value-type="string" table:number-columns-spanned="7" table:number-rows-spanned="1">
            <text:p>Fen position 8/PPP4k/8/8/8/8/4Kppp/8 w - - 0 1</text:p>
          </table:table-cell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4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9363" calcext:value-type="float">
            <text:p>8936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2120" calcext:value-type="float">
            <text:p>42120</text:p>
          </table:table-cell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45545" calcext:value-type="float">
            <text:p>1745545</text:p>
          </table:table-cell>
          <table:table-cell office:value-type="float" office:value="46745" calcext:value-type="float">
            <text:p>46745</text:p>
          </table:table-cell>
          <table:table-cell office:value-type="float" office:value="0" calcext:value-type="float">
            <text:p>0</text:p>
          </table:table-cell>
          <table:table-cell office:value-type="float" office:value="544556" calcext:value-type="float">
            <text:p>544556</text:p>
          </table:table-cell>
          <table:table-cell office:value-type="float" office:value="161249" calcext:value-type="float">
            <text:p>161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4336777" calcext:value-type="float">
            <text:p>34336777</text:p>
          </table:table-cell>
          <table:table-cell office:value-type="float" office:value="406616" calcext:value-type="float">
            <text:p>406616</text:p>
          </table:table-cell>
          <table:table-cell office:value-type="float" office:value="0" calcext:value-type="float">
            <text:p>0</text:p>
          </table:table-cell>
          <table:table-cell office:value-type="float" office:value="10977688" calcext:value-type="float">
            <text:p>10977688</text:p>
          </table:table-cell>
          <table:table-cell office:value-type="float" office:value="6021556" calcext:value-type="float">
            <text:p>6021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49660761" calcext:value-type="float">
            <text:p>749660761</text:p>
          </table:table-cell>
          <table:table-cell office:value-type="float" office:value="22632801" calcext:value-type="float">
            <text:p>22632801</text:p>
          </table:table-cell>
          <table:table-cell office:value-type="float" office:value="0" calcext:value-type="float">
            <text:p>0</text:p>
          </table:table-cell>
          <table:table-cell office:value-type="float" office:value="165649936" calcext:value-type="float">
            <text:p>165649936</text:p>
          </table:table-cell>
          <table:table-cell office:value-type="float" office:value="87618216" calcext:value-type="float">
            <text:p>87618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303466487" calcext:value-type="float">
            <text:p>16303466487</text:p>
          </table:table-cell>
          <table:table-cell office:value-type="float" office:value="337063298" calcext:value-type="float">
            <text:p>337063298</text:p>
          </table:table-cell>
          <table:table-cell office:value-type="float" office:value="0" calcext:value-type="float">
            <text:p>0</text:p>
          </table:table-cell>
          <table:table-cell office:value-type="float" office:value="3731200972" calcext:value-type="float">
            <text:p>3731200972</text:p>
          </table:table-cell>
          <table:table-cell office:value-type="float" office:value="2990354989" calcext:value-type="float">
            <text:p>2990354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89736558445" calcext:value-type="float">
            <text:p>389736558445</text:p>
          </table:table-cell>
          <table:table-cell office:value-type="float" office:value="13361907269" calcext:value-type="float">
            <text:p>13361907269</text:p>
          </table:table-cell>
          <table:table-cell/>
          <table:table-cell office:value-type="float" office:value="2551412324" calcext:value-type="float">
            <text:p>2551412324</text:p>
          </table:table-cell>
          <table:table-cell office:value-type="float" office:value="52587268131" calcext:value-type="float">
            <text:p>52587268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89736558441" calcext:value-type="float">
            <text:p>389736558441</text:p>
          </table:table-cell>
          <table:table-cell table:style-name="Default" office:value-type="float" office:value="13361907232" calcext:value-type="float">
            <text:p>13361907232</text:p>
          </table:table-cell>
          <table:table-cell table:style-name="Default"/>
          <table:table-cell table:style-name="Default" office:value-type="float" office:value="62680954688" calcext:value-type="float">
            <text:p>62680954688</text:p>
          </table:table-cell>
          <table:table-cell table:style-name="Default" office:value-type="float" office:value="52587268036" calcext:value-type="float">
            <text:p>52587268036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[.D42]-[.D43]" office:value-type="float" office:value="4" calcext:value-type="float">
            <text:p>4</text:p>
          </table:table-cell>
          <table:table-cell table:style-name="Default" table:formula="of:=[.E42]-[.E43]" office:value-type="float" office:value="37" calcext:value-type="float">
            <text:p>37</text:p>
          </table:table-cell>
          <table:table-cell table:style-name="Default"/>
          <table:table-cell table:style-name="Default" table:formula="of:=[.G42]-[.G43]" office:value-type="float" office:value="-60129542364" calcext:value-type="float">
            <text:p>-60129542364</text:p>
          </table:table-cell>
          <table:table-cell table:style-name="Default" table:formula="of:=[.H42]-[.H43]" office:value-type="float" office:value="95" calcext:value-type="float">
            <text:p>9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3:06:21.00470752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9T15:19:03.625853790</dc:date>
    <dc:creator>geko </dc:creator>
    <meta:editing-duration>PT1H12M15S</meta:editing-duration>
    <meta:editing-cycles>11</meta:editing-cycles>
    <meta:generator>LibreOffice/4.2.8.2$Linux_X86_64 LibreOffice_project/420m0$Build-2</meta:generator>
    <dc:title>Cinnamon chess engine - Perft results</dc:title>
    <meta:document-statistic meta:table-count="1" meta:cell-count="175" meta:object-count="0"/>
  </office:meta>
</office:document-meta>
</file>